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nsolas" svg:font-family="Consolas" style:font-pitch="fixed"/>
    <style:font-face style:name="Courier 10 Pitch" svg:font-family="'Courier 10 Pitch'" style:font-pitch="fixed"/>
    <style:font-face style:name="Lucida Grande" svg:font-family="'Lucida Grande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134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3.754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2043in" fo:break-before="auto" style:use-optimal-row-height="true"/>
    </style:style>
    <style:style style:name="ro3" style:family="table-row">
      <style:table-row-properties style:row-height="0.3673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wrap-option="wrap" fo:border-left="none" fo:border-right="none" fo:border-top="none" style:vertical-align="middle"/>
      <style:text-properties style:font-name="Lucida Grande" fo:font-weight="bold" style:font-weight-asian="bold" style:font-weight-complex="bold"/>
    </style:style>
    <style:style style:name="ce2" style:family="table-cell" style:parent-style-name="Default">
      <style:table-cell-properties fo:wrap-option="wrap" fo:border="none" style:vertical-align="middle"/>
      <style:text-properties style:font-name="Courier 10 Pitch" fo:font-weight="normal" style:font-weight-asian="normal" style:font-weight-complex="normal"/>
    </style:style>
    <style:style style:name="ce3" style:family="table-cell" style:parent-style-name="Default">
      <style:table-cell-properties fo:wrap-option="wrap" style:vertical-align="middle"/>
      <style:text-properties style:font-name="Courier 10 Pitch"/>
    </style:style>
    <style:style style:name="ce4" style:family="table-cell" style:parent-style-name="Default">
      <style:table-cell-properties fo:wrap-option="wrap" fo:border="none" style:vertical-align="middle"/>
      <style:text-properties style:font-name="Lucida Grande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wrap-option="wrap" style:vertical-align="middle"/>
      <style:text-properties style:font-name="Lucida Grande" fo:font-size="10pt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Field</text:p>
          </table:table-cell>
          <table:table-cell table:style-name="ce1" office:value-type="string">
            <text:p>Description</text:p>
          </table:table-cell>
        </table:table-row>
        <table:table-row table:style-name="ro2">
          <table:table-cell table:style-name="ce2" office:value-type="string">
            <text:p>ldlm_side_t</text:p>
          </table:table-cell>
          <table:table-cell table:style-name="ce2" office:value-type="string">
            <text:p>ns_client</text:p>
          </table:table-cell>
          <table:table-cell table:style-name="ce4" office:value-type="string">
            <text:p>is this a client-side lock tree?</text:p>
          </table:table-cell>
        </table:table-row>
        <table:table-row table:style-name="ro2">
          <table:table-cell table:style-name="ce2" office:value-type="string">
            <text:p>struct list_head</text:p>
          </table:table-cell>
          <table:table-cell office:value-type="string">
            <text:p>*ns_hash</text:p>
          </table:table-cell>
          <table:table-cell office:value-type="string">
            <text:p>hash table for all resources in this namespace</text:p>
          </table:table-cell>
        </table:table-row>
        <table:table-row table:style-name="ro2">
          <table:table-cell office:value-type="string">
            <text:p>__u32</text:p>
          </table:table-cell>
          <table:table-cell office:value-type="string">
            <text:p>ns_refcount</text:p>
          </table:table-cell>
          <table:table-cell office:value-type="string">
            <text:p>number of resources in the namespace</text:p>
          </table:table-cell>
        </table:table-row>
        <table:table-row table:style-name="ro2">
          <table:table-cell office:value-type="string">
            <text:p>struct list_head</text:p>
          </table:table-cell>
          <table:table-cell office:value-type="string">
            <text:p>ns_list_chain</text:p>
          </table:table-cell>
          <table:table-cell office:value-type="string">
            <text:p>circular list of all namespaces</text:p>
          </table:table-cell>
        </table:table-row>
        <table:table-row table:style-name="ro2">
          <table:table-cell office:value-type="string">
            <text:p>struct list_head</text:p>
          </table:table-cell>
          <table:table-cell office:value-type="string">
            <text:p>ns_unused_list</text:p>
          </table:table-cell>
          <table:table-cell office:value-type="string">
            <text:p>resources without any locks</text:p>
          </table:table-cell>
        </table:table-row>
        <table:table-row table:style-name="ro2">
          <table:table-cell office:value-type="string">
            <text:p>int</text:p>
          </table:table-cell>
          <table:table-cell office:value-type="string">
            <text:p>ns_nr_unused</text:p>
          </table:table-cell>
          <table:table-cell office:value-type="string">
            <text:p>number of unused resources</text:p>
          </table:table-cell>
        </table:table-row>
        <table:table-row table:style-name="ro2">
          <table:table-cell office:value-type="string">
            <text:p>atomic_t</text:p>
          </table:table-cell>
          <table:table-cell office:value-type="string">
            <text:p>ns_locks</text:p>
          </table:table-cell>
          <table:table-cell office:value-type="string">
            <text:p>number of locks in this namespace</text:p>
          </table:table-cell>
        </table:table-row>
        <table:table-row table:style-name="ro2">
          <table:table-cell office:value-type="string">
            <text:p>__u64</text:p>
          </table:table-cell>
          <table:table-cell office:value-type="string">
            <text:p>ns_resources</text:p>
          </table:table-cell>
          <table:table-cell office:value-type="string">
            <text:p>number of resources in this namespace</text:p>
          </table:table-cell>
        </table:table-row>
        <table:table-row table:style-name="ro3">
          <table:table-cell office:value-type="string">
            <text:p>ldlm_res_policy</text:p>
          </table:table-cell>
          <table:table-cell office:value-type="string">
            <text:p>ns_policy</text:p>
          </table:table-cell>
          <table:table-cell office:value-type="string">
            <text:p>callback function when you have a lock request with intent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nsolas" svg:font-family="Consolas" style:font-pitch="fixed"/>
    <style:font-face style:name="Courier 10 Pitch" svg:font-family="'Courier 10 Pitch'" style:font-pitch="fixed"/>
    <style:font-face style:name="Lucida Grande" svg:font-family="'Lucida Grande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/>
      <style:header-left style:display="false"/>
      <style:footer/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4">11/04/2008</text:date>, <text:time>10:1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  <meta:initial-creator>Feiyi Wang</meta:initial-creator>
    <meta:creation-date>2008-11-03T16:49:15</meta:creation-date>
    <dc:creator>Feiyi Wang</dc:creator>
    <dc:date>2008-11-04T10:17:23</dc:date>
    <meta:editing-cycles>7</meta:editing-cycles>
    <meta:editing-duration>PT18M41S</meta:editing-duration>
    <meta:user-defined meta:name="Info 1"/>
    <meta:user-defined meta:name="Info 2"/>
    <meta:user-defined meta:name="Info 3"/>
    <meta:user-defined meta:name="Info 4"/>
    <meta:document-statistic meta:table-count="3" meta:cell-count="30"/>
  </office:meta>
</office:document-meta>
</file>